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reeSans"/>
    </style:style>
    <style:style style:name="P2" style:family="paragraph" style:parent-style-name="Standard" style:list-style-name="L3">
      <style:text-properties style:font-name="FreeSans"/>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list-style-name="L2">
      <style:paragraph-properties fo:margin-left="2.501cm" fo:margin-right="0cm" fo:text-indent="-0.635cm" style:auto-text-indent="false"/>
      <style:text-properties style:font-name="FreeSans"/>
    </style:style>
    <style:style style:name="P6" style:family="paragraph" style:parent-style-name="Standard" style:list-style-name="L2">
      <style:paragraph-properties fo:margin-left="1.251cm" fo:margin-right="0cm" fo:text-indent="-0.635cm" style:auto-text-indent="false"/>
      <style:text-properties style:font-name="FreeSans"/>
    </style:style>
    <style:style style:name="P7" style:family="paragraph" style:parent-style-name="Heading_20_3">
      <style:text-properties style:font-name="FreeSans"/>
    </style:style>
    <style:style style:name="T1" style:family="text">
      <style:text-properties style:font-name="Bitstream Vera Sans"/>
    </style:style>
    <style:style style:name="T2" style:family="text">
      <style:text-properties style:font-name="FreeSans"/>
    </style:style>
    <style:style style:name="T3" style:family="text">
      <style:text-properties style:font-name="FreeSans" fo:font-weight="normal" style:font-weight-asian="normal" style:font-weight-complex="normal"/>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Verbesserungsvorschläge an den Computern der Arbeitsbibliothek</text:h>
      <text:p text:style-name="P1"/>
      <text:p text:style-name="P1">Zur Zeit fällt mir immer mehr auf, dass die Computer in der Arbeitsbibliothek offenbar in Bezug auf die Computersicherheit, und auch, was die ordnungsgemäße Funktion betrifft, vernachlässigt werden. Das ist meiner Meinung nach kein akzeptabler Zustand für die Anna-Schmidt-Schule.</text:p>
      <text:p text:style-name="P1"/>
      <text:list xml:id="list1537115245" text:style-name="L3">
        <text:list-item>
          <text:p text:style-name="P2"><text:span text:style-name="T4">Administratorpasswort: </text:span>Obwohl dieses Problem in Nieder-Erlenbach aus technischer Sicht fast noch gravierender war, spielt es dort wegen der fehlenden Oberstufe eine geringere Rolle. Das Passwort des Benutzers „Administrator“ sämtlicher Computer, sowohl in der Bibliothek, als auch im Informatikraum, setzt sich aus dem englischen Verb für „überleben“ und „it“ zusammen. Damit werden so gut wie alle Regeln für ein sicheres Passwort nicht beachtet:</text:p>
        </text:list-item>
      </text:list>
      <text:list xml:id="list1177122636" text:style-name="L2">
        <text:list-item>
          <text:p text:style-name="P5">Das Passwort enthält weder Zahlen noch Großbuchstaben noch Sonderzeichen (letzteres ist nicht immer möglich, hier aber durchaus)</text:p>
        </text:list-item>
        <text:list-item>
          <text:p text:style-name="P5">Das Passwort setzt sich aus zwei in jedem Wörterbuch vorhandenen Wörtern zusammen und dadurch mit moderner Software innerhalb von 2 Minuten gecrackt.</text:p>
          <text:p text:style-name="P6">Eine einfache Google-Suche reicht aus, um eins von vielen Programmen zu finden, mit denen ein Oberstufenschüler das Passwort herausfinden kann. Eins von diesen Programmen ist z.B. „Ophcrack“, das sich auf eine bootbare CD brennen lässt, mit der man dann den Rechner hochfährt und nach wenigen Minuten alle Benutzerpasswörter sieht.</text:p>
          <text:p text:style-name="P6">Allerdings muss ich an dieser Stelle darauf hinweisen, dass es keinen Sinn machen würde, das Hochfahren von alternativen Betriebssystemen von CD oder USB-Stick vollständig zu verbieten: Das würde erstens Schüler, die nichts der Schule schadendes vorhaben, unnötig „kriminalisieren“ und wäre – zweitens - doch wirkungslos.</text:p>
        </text:list-item>
        <text:list-item>
          <text:p text:style-name="P6"><text:span text:style-name="T4">Internetfilter: </text:span>Auch andere wirkungslose „Maßnahmen“ schaden in der Realität mehr, als sie nützen. Als Beispiel ist hier der Internet-Filter zu nennen. Die Möglichkeiten, ihn zu umgehen, bereiten einem für Informatik interessierten Oberstufenschüler keine Schwierigkeiten und sind dieselben, die seit Jahren u.A. zur Umgehung der staatlichen chinesischen Internetzensur eingesetzt werden.</text:p>
          <text:p text:style-name="P6">Hier nenne ich nur zwei Möglichkeiten:</text:p>
        </text:list-item>
        <text:list-item>
          <text:p text:style-name="P5">Der DNS-Server kann problemlos umgestellt werden, beispielsweise auf 4.2.2.2 oder 4.2.2.1; die Computer hinter diesen IP-Adressen sind per Anycast über die ganze Welt verteilt und somit zensurfrei. Die Zahlenreihe „4.2.2.1“ ist außerdem leichter zu merken als die eigene Telefonnummer.</text:p>
        </text:list-item>
        <text:list-item>
          <text:p text:style-name="P5">Per SSL verschlüsselte Verbindungen können nicht gefiltert werden. Eine bei Schülern beliebte Internetseite des Web 2.0, bei der das Einloggen hier nicht möglich zu sein scheint, ist trotzdem problemlos erreichbar: Man muss nur das „http://“ am Anfang der Adresse der Anmeldeseite in „https://“ umändern. Um die – dann verschlüsselten – Daten zu filtern, müsste der hier eingesetzte Filter die Verschlüsselung umgehen. Da das so einfach nicht möglich ist, ist jede Seite, die eine optionale Verschlüsselung anbietet, <text:soft-page-break/>problemlos erreichbar.</text:p>
          <text:p text:style-name="P6">Damit will ich selbstverständlich nicht sagen, dass es keinen Filter geben sollte – im Gegenteil. Aber die aktuelle Lösung ist nicht ausreichend. Das einzige, was sie bewirkt, ist es beruhigtes Gewissen – analog zu den aktuellen Zensurplänen der Bundesregierung, die technisch ebenfalls unwirksam sind, und die ich nur Populismus nenne. Wobei ich das nicht der Schulleitung vorwerfe – es geht mir darum, zu erklären, dass es nötig ist, sich etwas Besseres auszudenken.</text:p>
          <text:p text:style-name="P6">Im Jahr 2008 wies ich Herrn Feuchter darauf hin, dass u.U. meine Internetseite http://freehal.org vom Filter blockiert wurde, und er korrigierte dies nach einiger Zeit. Sicher ist es nicht unbedingt notwendig, meine Internetseite von der Schule aus aufzurufen, aber es ist im Prinzip nur ein Beispiel für die Untauglichkeit der „Qualitätssoftware“, die der Filter ist, wie mit versichert wurde. Diese Qualitätssoftware vertrage sich nicht mit meinem Webserver, der das Open-Source-Programm „Apache“ ist. Nur ist mit unverständlich, dass die meisten Internetseiten weltweit dieses Programm verwenden, wenn es „mit Windows inkompatibel“ wäre und nichts taugte. Als weiteres Beispiel muss ich die ebenfalls gesperrte Internetseite des Musiklehrers aus Nieder-Erlenbach, Herrn Eifler, nennen, auf der der Kartenverkauf für die Schulmusicals möglich ist: http://musik-theater-ass-ne.de/</text:p>
        </text:list-item>
        <text:list-item>
          <text:p text:style-name="P3"><text:span text:style-name="T2">Softwareausstattung: </text:span><text:span text:style-name="T3">Auf den Computern der Bibliothek ist regelmäßig Software installiert, die dort nichts verloren hat. Es ist den Schülern bei der aktuellen Konfiguration der Windows-Systeme problemlos möglich, diese zu installieren. Allerdings ist es andererseits nicht möglich, ohne großen Aufwand z.B. den Flashplayer zu installieren, wenn er noch nicht vorhanden ist, der z.B. für Seiten, die chemische Reaktionen grafisch darstellen, benötigt wird (was meiner Meinung nach für die Schüler möglich sein muss), und nicht nur für Internetseiten wie Youtube, die ebenfalls darauf aufbauen (aber in der Schulbibliothek keinen Sinn machen). Ich weiß nicht, warum auf dem einen Computer in der Bibliothek dieses Programm fehlt, und auf dem anderen nicht – jedenfalls bringt es keinen Nutzen, es nicht zu installieren (s. Internetfilter).</text:span></text:p>
          <text:p text:style-name="P3"><text:span text:style-name="T3"/></text:p>
        </text:list-item>
      </text:list>
      <text:p text:style-name="P4"><text:span text:style-name="T3">Tobias Schul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5T08:14:41</meta:creation-date>
    <dc:date>2009-05-15T09:27:10</dc:date>
    <meta:editing-duration>PT01H12M33S</meta:editing-duration>
    <meta:editing-cycles>118</meta:editing-cycles>
    <meta:generator>OpenOffice.org/3.0$Linux OpenOffice.org_project/300m15$Build-9379</meta:generator>
    <meta:print-date>2009-05-15T09:24:06</meta:print-date>
    <meta:document-statistic meta:table-count="0" meta:image-count="0" meta:object-count="0" meta:page-count="2" meta:paragraph-count="15" meta:word-count="749" meta:character-count="5179"/>
  </office:meta>
</office:document-meta>
</file>